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73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119" table:style-name="ta1">
        <table:shapes>
          <draw:frame draw:z-index="0" draw:style-name="gr1" draw:text-style-name="P1" svg:width="6.2988in" svg:height="3.5429in" svg:x="3.6008in" svg:y="0.6087in">
            <draw:object draw:notify-on-update-of-ranges="T119.E1:T119.E3 T119.F1:T119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5" table:default-cell-style-name="Default"/>
        <table:table-row table:style-name="ro1">
          <table:table-cell table:style-name="ce1" office:value-type="date" office:date-value="2023-09-25T12:25:44" calcext:value-type="date">
            <text:p>2023-09-25 12:25:4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24.3583333333333" calcext:value-type="float">
            <text:p>24.3583333333333</text:p>
          </table:table-cell>
          <table:table-cell table:formula="of:=(19.175*[.F1])+2.611" office:value-type="float" office:value="469.682041666666" calcext:value-type="float">
            <text:p>469.682041666666</text:p>
          </table:table-cell>
          <table:table-cell table:number-columns-repeated="2"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5" office:value-type="float" office:value="24.25" calcext:value-type="float">
            <text:p>24.25</text:p>
          </table:table-cell>
        </table:table-row>
        <table:table-row table:style-name="ro1">
          <table:table-cell table:style-name="ce1" office:value-type="date" office:date-value="2023-09-25T13:24:05" calcext:value-type="date">
            <text:p>2023-09-25 13:24:05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35.8166666666667" calcext:value-type="float">
            <text:p>35.8166666666667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36.25" calcext:value-type="float">
            <text:p>36.2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1" office:value-type="float" office:value="35.75" calcext:value-type="float">
            <text:p>35.7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.75" calcext:value-type="float">
            <text:p>35.75</text:p>
          </table:table-cell>
        </table:table-row>
        <table:table-row table:style-name="ro1">
          <table:table-cell table:style-name="ce1" office:value-type="date" office:date-value="2023-09-25T15:25:18" calcext:value-type="date">
            <text:p>2023-09-25 15:25:1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7083333333333" calcext:value-type="float">
            <text:p>62.7083333333333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 table:number-rows-repeated="9">
          <table:table-cell table:number-columns-repeated="37"/>
        </table:table-row>
        <table:table-row table:style-name="ro1">
          <table:table-cell table:number-columns-repeated="5"/>
          <table:table-cell table:style-name="ce2"/>
          <table:table-cell table:number-columns-repeated="31"/>
        </table:table-row>
        <table:table-row table:style-name="ro1" table:number-rows-repeated="11">
          <table:table-cell table:number-columns-repeated="37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14:19:48.409038329</dc:date>
    <meta:editing-duration>PT1H17M19S</meta:editing-duration>
    <meta:editing-cycles>2</meta:editing-cycles>
    <meta:generator>LibreOffice/7.3.7.2$Linux_X86_64 LibreOffice_project/30$Build-2</meta:generator>
    <meta:document-statistic meta:table-count="1" meta:cell-count="1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99ccff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3.454cm" style:legend-expansion="high" chart:style-name="ch2"/>
        <chart:plot-area chart:style-name="ch3" table:cell-range-address="T119.E1:T119.F3" svg:x="0.32cm" svg:y="0.18cm" svg:width="10.523cm" svg:height="8.64cm">
          <chart:coordinate-region svg:x="0.941cm" svg:y="0.379cm" svg:width="9.8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119.E1:T119.E3" chart:class="chart:line">
            <chart:data-point chart:repeated="3"/>
          </chart:series>
          <chart:series chart:style-name="ch7" chart:values-cell-range-address="T119.F1:T119.F3" chart:class="chart:line"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T119.E1:T119.E3</svg:desc>
                </draw:g>
              </table:table-cell>
              <table:table-cell office:value-type="float" office:value="24.3583333333333">
                <text:p>24.3583333333333</text:p>
                <draw:g>
                  <svg:desc>T119.F1:T119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">
                <text:p>35.8</text:p>
              </table:table-cell>
              <table:table-cell office:value-type="float" office:value="35.8166666666667">
                <text:p>35.8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7">
                <text:p>63.7</text:p>
              </table:table-cell>
              <table:table-cell office:value-type="float" office:value="62.7083333333333">
                <text:p>62.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